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width="true" fo:min-height="0.441cm"/>
    </style:style>
    <style:style style:name="gr4" style:family="graphic" style:parent-style-name="standard">
      <style:graphic-properties draw:stroke="none" svg:stroke-color="#000000" draw:fill="solid" draw:fill-color="#e6e6e6" draw:textarea-vertical-align="middle" draw:auto-grow-height="false" draw:auto-grow-width="false" fo:min-height="0.489cm" fo:min-width="1.128cm" fo:padding-left="0.127cm" fo:padding-right="0.12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27cm" svg:height="1.27cm" svg:x="0cm" svg:y="1.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27cm" svg:height="1.27cm" svg:x="2.54cm" svg:y="2.5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263cm" svg:height="1.283cm" svg:x="5.084cm" svg:y="1.264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1.27cm" svg:height="1.27cm" svg:x="2.54cm" svg:y="0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.083cm" svg:y1="2.353cm" svg:x2="2.54cm" svg:y2="3.174cm" draw:start-shape="id1" draw:start-glue-point="9" draw:end-shape="id2" draw:end-glue-point="6" svg:d="m1083 2353 1457 821">
          <text:p/>
        </draw:connector>
        <draw:connector draw:style-name="gr2" draw:text-style-name="P1" draw:layer="layout" draw:type="line" svg:x1="3.808cm" svg:y1="0.634cm" svg:x2="5.268cm" svg:y2="1.451cm" draw:start-shape="id3" draw:start-glue-point="10" draw:end-shape="id4" draw:end-glue-point="5" svg:d="m3808 634 1460 817">
          <text:p/>
        </draw:connector>
        <draw:connector draw:style-name="gr2" draw:text-style-name="P1" draw:layer="layout" draw:type="line" svg:x1="3.808cm" svg:y1="3.174cm" svg:x2="5.268cm" svg:y2="2.358cm" draw:start-shape="id2" draw:start-glue-point="10" draw:end-shape="id4" draw:end-glue-point="7" svg:d="m3808 3174 1460-816">
          <text:p/>
        </draw:connector>
        <draw:frame draw:style-name="gr3" draw:text-style-name="P2" draw:layer="layout" svg:width="1.328cm" svg:height="0.806cm" svg:x="0.819cm" svg:y="2.696cm">
          <draw:text-box>
            <text:p><text:span text:style-name="T1">100</text:span></text:p>
          </draw:text-box>
        </draw:frame>
        <draw:frame draw:style-name="gr3" draw:text-style-name="P2" draw:layer="layout" svg:width="1.052cm" svg:height="0.806cm" svg:x="4.137cm" svg:y="2.669cm">
          <draw:text-box>
            <text:p><text:span text:style-name="T1">15</text:span></text:p>
          </draw:text-box>
        </draw:frame>
        <draw:frame draw:style-name="gr3" draw:text-style-name="P2" draw:layer="layout" svg:width="1.052cm" svg:height="0.806cm" svg:x="4.137cm" svg:y="0.344cm">
          <draw:text-box>
            <text:p><text:span text:style-name="T1">10</text:span></text:p>
          </draw:text-box>
        </draw:frame>
        <draw:frame draw:style-name="gr4" draw:text-style-name="P4" draw:layer="layout" svg:width="1.367cm" svg:height="0.61cm" svg:x="0.864cm" svg:y="1.067cm">
          <draw:text-box>
            <text:p text:style-name="P3"><text:span text:style-name="T2">v=40</text:span></text:p>
          </draw:text-box>
        </draw:frame>
        <draw:frame draw:style-name="gr4" draw:text-style-name="P4" draw:layer="layout" svg:width="1.367cm" svg:height="0.61cm" svg:x="3.092cm" svg:y="1.055cm">
          <draw:text-box>
            <text:p text:style-name="P3"><text:span text:style-name="T2">v=10</text:span></text:p>
          </draw:text-box>
        </draw:frame>
        <draw:frame draw:style-name="gr4" draw:text-style-name="P4" draw:layer="layout" svg:width="1.367cm" svg:height="0.61cm" svg:x="3.087cm" svg:y="2.202cm">
          <draw:text-box>
            <text:p text:style-name="P3"><text:span text:style-name="T2">v=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5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ffrey Werner-Allen</meta:initial-creator>
    <meta:creation-date>2009-09-26T09:52:44</meta:creation-date>
    <dc:date>2010-04-26T16:13:59</dc:date>
    <dc:creator>Geoffrey Challen</dc:creator>
    <meta:editing-duration>PT00H19M42S</meta:editing-duration>
    <meta:editing-cycles>2</meta:editing-cycles>
    <meta:generator>OpenOffice.org/3.2$Unix OpenOffice.org_project/320m12$Build-9483</meta:generator>
    <meta:document-statistic meta:object-count="13"/>
  </office:meta>
</office:document-meta>
</file>